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1.752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Jio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Jio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1" calcext:value-type="float">
            <text:p>621</text:p>
          </table:table-cell>
          <table:table-cell office:value-type="float" office:value="822" calcext:value-type="float">
            <text:p>82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formula="of:=[.B4]+[.C4]+[.D4]" office:value-type="float" office:value="1465" calcext:value-type="float">
            <text:p>1465</text:p>
          </table:table-cell>
          <table:table-cell/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893" calcext:value-type="float">
            <text:p>893</text:p>
          </table:table-cell>
          <table:table-cell table:style-name="ce6" office:value-type="float" office:value="910" calcext:value-type="float">
            <text:p>91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3" calcext:value-type="float">
            <text:p>83</text:p>
          </table:table-cell>
          <table:table-cell table:formula="of:=[.H4]+[.I4]+[.J4]" office:value-type="float" office:value="1504" calcext:value-type="float">
            <text:p>15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float" office:value="844" calcext:value-type="float">
            <text:p>84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formula="of:=[.B5]+[.C5]+[.D5]" office:value-type="float" office:value="1425" calcext:value-type="float">
            <text:p>1425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H5]+[.I5]+[.J5]" office:value-type="float" office:value="2941" calcext:value-type="float">
            <text:p>29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813" calcext:value-type="float">
            <text:p>81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B6]+[.C6]+[.D6]" office:value-type="float" office:value="2843" calcext:value-type="float">
            <text:p>2843</text:p>
          </table:table-cell>
          <table:table-cell/>
          <table:table-cell office:value-type="float" office:value="4528" calcext:value-type="float">
            <text:p>4528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formula="of:=[.H6]+[.I6]+[.J6]" office:value-type="float" office:value="5442" calcext:value-type="float">
            <text:p>54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64" calcext:value-type="float">
            <text:p>3464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4367" calcext:value-type="float">
            <text:p>4367</text:p>
          </table:table-cell>
          <table:table-cell/>
          <table:table-cell office:value-type="float" office:value="6065" calcext:value-type="float">
            <text:p>6065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H7]+[.I7]+[.J7]" office:value-type="float" office:value="6960" calcext:value-type="float">
            <text:p>69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2" calcext:value-type="float">
            <text:p>592</text:p>
          </table:table-cell>
          <table:table-cell office:value-type="float" office:value="890" calcext:value-type="float">
            <text:p>89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formula="of:=[.B8]+[.C8]+[.D8]" office:value-type="float" office:value="1503" calcext:value-type="float">
            <text:p>1503</text:p>
          </table:table-cell>
          <table:table-cell/>
          <table:table-cell office:value-type="float" office:value="7619" calcext:value-type="float">
            <text:p>7619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H8]+[.I8]+[.J8]" office:value-type="float" office:value="8502" calcext:value-type="float">
            <text:p>85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912" calcext:value-type="float">
            <text:p>9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formula="of:=[.B9]+[.C9]+[.D9]" office:value-type="float" office:value="1485" calcext:value-type="float">
            <text:p>1485</text:p>
          </table:table-cell>
          <table:table-cell/>
          <table:table-cell office:value-type="float" office:value="9103" calcext:value-type="float">
            <text:p>9103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H9]+[.I9]+[.J9]" office:value-type="float" office:value="10012" calcext:value-type="float">
            <text:p>100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formula="of:=[.B10]+[.C10]+[.D10]" office:value-type="float" office:value="1510" calcext:value-type="float">
            <text:p>1510</text:p>
          </table:table-cell>
          <table:table-cell/>
          <table:table-cell office:value-type="float" office:value="10668" calcext:value-type="float">
            <text:p>10668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H10]+[.I10]+[.J10]" office:value-type="float" office:value="11494" calcext:value-type="float">
            <text:p>114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809" calcext:value-type="float">
            <text:p>80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[.B11]+[.C11]+[.D11]" office:value-type="float" office:value="1416" calcext:value-type="float">
            <text:p>1416</text:p>
          </table:table-cell>
          <table:table-cell/>
          <table:table-cell office:value-type="float" office:value="12135" calcext:value-type="float">
            <text:p>12135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H11]+[.I11]+[.J11]" office:value-type="float" office:value="12882" calcext:value-type="float">
            <text:p>128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2" calcext:value-type="float">
            <text:p>612</text:p>
          </table:table-cell>
          <table:table-cell office:value-type="float" office:value="910" calcext:value-type="float">
            <text:p>910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formula="of:=[.B12]+[.C12]+[.D12]" office:value-type="float" office:value="1541" calcext:value-type="float">
            <text:p>1541</text:p>
          </table:table-cell>
          <table:table-cell/>
          <table:table-cell office:value-type="float" office:value="13555" calcext:value-type="float">
            <text:p>1355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H12]+[.I12]+[.J12]" office:value-type="float" office:value="14455" calcext:value-type="float">
            <text:p>144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5" calcext:value-type="float">
            <text:p>635</text:p>
          </table:table-cell>
          <table:table-cell office:value-type="float" office:value="830" calcext:value-type="float">
            <text:p>83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formula="of:=[.B13]+[.C13]+[.D13]" office:value-type="float" office:value="1486" calcext:value-type="float">
            <text:p>1486</text:p>
          </table:table-cell>
          <table:table-cell/>
          <table:table-cell office:value-type="float" office:value="15030" calcext:value-type="float">
            <text:p>1503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H13]+[.I13]+[.J13]" office:value-type="float" office:value="15909" calcext:value-type="float">
            <text:p>159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867" calcext:value-type="float">
            <text:p>86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formula="of:=[.B14]+[.C14]+[.D14]" office:value-type="float" office:value="1416" calcext:value-type="float">
            <text:p>1416</text:p>
          </table:table-cell>
          <table:table-cell/>
          <table:table-cell office:value-type="float" office:value="16495" calcext:value-type="float">
            <text:p>16495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H14]+[.I14]+[.J14]" office:value-type="float" office:value="17341" calcext:value-type="float">
            <text:p>173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859" calcext:value-type="float">
            <text:p>859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formula="of:=[.B15]+[.C15]+[.D15]" office:value-type="float" office:value="1408" calcext:value-type="float">
            <text:p>1408</text:p>
          </table:table-cell>
          <table:table-cell/>
          <table:table-cell office:value-type="float" office:value="17908" calcext:value-type="float">
            <text:p>17908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H15]+[.I15]+[.J15]" office:value-type="float" office:value="18820" calcext:value-type="float">
            <text:p>188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707" calcext:value-type="float">
            <text:p>70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B16]+[.C16]+[.D16]" office:value-type="float" office:value="1250" calcext:value-type="float">
            <text:p>1250</text:p>
          </table:table-cell>
          <table:table-cell/>
          <table:table-cell office:value-type="float" office:value="19382" calcext:value-type="float">
            <text:p>19382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H16]+[.I16]+[.J16]" office:value-type="float" office:value="20313" calcext:value-type="float">
            <text:p>203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B17]+[.C17]+[.D17]" office:value-type="float" office:value="1439" calcext:value-type="float">
            <text:p>1439</text:p>
          </table:table-cell>
          <table:table-cell/>
          <table:table-cell office:value-type="float" office:value="20881" calcext:value-type="float">
            <text:p>20881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H17]+[.I17]+[.J17]" office:value-type="float" office:value="21768" calcext:value-type="float">
            <text:p>217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79" calcext:value-type="float">
            <text:p>1279</text:p>
          </table:table-cell>
          <table:table-cell office:value-type="float" office:value="884" calcext:value-type="float">
            <text:p>88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B18]+[.C18]+[.D18]" office:value-type="float" office:value="2182" calcext:value-type="float">
            <text:p>2182</text:p>
          </table:table-cell>
          <table:table-cell/>
          <table:table-cell office:value-type="float" office:value="22330" calcext:value-type="float">
            <text:p>2233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H18]+[.I18]+[.J18]" office:value-type="float" office:value="23182" calcext:value-type="float">
            <text:p>231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897" calcext:value-type="float">
            <text:p>89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B19]+[.C19]+[.D19]" office:value-type="float" office:value="1428" calcext:value-type="float">
            <text:p>142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formula="of:=[.H19]+[.I19]+[.J19]" office:value-type="float" office:value="1382" calcext:value-type="float">
            <text:p>13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45" calcext:value-type="float">
            <text:p>1945</text:p>
          </table:table-cell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B20]+[.C20]+[.D20]" office:value-type="float" office:value="2788" calcext:value-type="float">
            <text:p>2788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[.H20]+[.I20]+[.J20]" office:value-type="float" office:value="1279" calcext:value-type="float">
            <text:p>12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14" calcext:value-type="float">
            <text:p>3314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formula="of:=[.B21]+[.C21]+[.D21]" office:value-type="float" office:value="4184" calcext:value-type="float">
            <text:p>418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H21]+[.I21]+[.J21]" office:value-type="float" office:value="1316" calcext:value-type="float">
            <text:p>13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14" calcext:value-type="float">
            <text:p>5014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B22]+[.C22]+[.D22]" office:value-type="float" office:value="5844" calcext:value-type="float">
            <text:p>5844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formula="of:=[.H22]+[.I22]+[.J22]" office:value-type="float" office:value="1427" calcext:value-type="float">
            <text:p>14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B23]+[.C23]+[.D23]" office:value-type="float" office:value="1356" calcext:value-type="float">
            <text:p>135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formula="of:=[.H23]+[.I23]+[.J23]" office:value-type="float" office:value="1485" calcext:value-type="float">
            <text:p>14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24" calcext:value-type="float">
            <text:p>2024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[.B24]+[.C24]+[.D24]" office:value-type="float" office:value="2920" calcext:value-type="float">
            <text:p>292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formula="of:=[.H24]+[.I24]+[.J24]" office:value-type="float" office:value="1398" calcext:value-type="float">
            <text:p>13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formula="of:=[.B25]+[.C25]+[.D25]" office:value-type="float" office:value="1398" calcext:value-type="float">
            <text:p>1398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H25]+[.I25]+[.J25]" office:value-type="float" office:value="1391" calcext:value-type="float">
            <text:p>13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49" calcext:value-type="float">
            <text:p>1949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formula="of:=[.B26]+[.C26]+[.D26]" office:value-type="float" office:value="2756" calcext:value-type="float">
            <text:p>2756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formula="of:=[.H26]+[.I26]+[.J26]" office:value-type="float" office:value="1445" calcext:value-type="float">
            <text:p>14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table:formula="of:=[.B27]+[.C27]+[.D27]" office:value-type="float" office:value="1373" calcext:value-type="float">
            <text:p>1373</text:p>
          </table:table-cell>
          <table:table-cell table:number-columns-repeated="6"/>
          <table:table-cell table:formula="of:=[.H27]+[.I27]+[.J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34" calcext:value-type="float">
            <text:p>2234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3073" calcext:value-type="float">
            <text:p>3073</text:p>
          </table:table-cell>
          <table:table-cell table:number-columns-repeated="6"/>
          <table:table-cell table:formula="of:=[.H28]+[.I28]+[.J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number-columns-repeated="6"/>
          <table:table-cell table:formula="of:=[.H29]+[.I29]+[.J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Animal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964" calcext:value-type="float">
            <text:p>96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formula="of:=[.B4]+[.C4]+[.D4]" office:value-type="float" office:value="1470" calcext:value-type="float">
            <text:p>1470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float" office:value="829" calcext:value-type="float">
            <text:p>82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formula="of:=[.B5]+[.C5]+[.D5]" office:value-type="float" office:value="1494" calcext:value-type="float">
            <text:p>1494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10" calcext:value-type="float">
            <text:p>61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formula="of:=[.H5]+[.I5]+[.J5]" office:value-type="float" office:value="1154" calcext:value-type="float">
            <text:p>11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77" calcext:value-type="float">
            <text:p>2577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[.B6]+[.C6]+[.D6]" office:value-type="float" office:value="3461" calcext:value-type="float">
            <text:p>3461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889" calcext:value-type="float">
            <text:p>88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[.H6]+[.I6]+[.J6]" office:value-type="float" office:value="2634" calcext:value-type="float">
            <text:p>26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16" calcext:value-type="float">
            <text:p>421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[.B7]+[.C7]+[.D7]" office:value-type="float" office:value="5099" calcext:value-type="float">
            <text:p>5099</text:p>
          </table:table-cell>
          <table:table-cell/>
          <table:table-cell office:value-type="float" office:value="3173" calcext:value-type="float">
            <text:p>3173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[.H7]+[.I7]+[.J7]" office:value-type="float" office:value="4094" calcext:value-type="float">
            <text:p>40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790" calcext:value-type="float">
            <text:p>579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B8]+[.C8]+[.D8]" office:value-type="float" office:value="6640" calcext:value-type="float">
            <text:p>6640</text:p>
          </table:table-cell>
          <table:table-cell/>
          <table:table-cell office:value-type="float" office:value="4703" calcext:value-type="float">
            <text:p>4703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H8]+[.I8]+[.J8]" office:value-type="float" office:value="5546" calcext:value-type="float">
            <text:p>55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73" calcext:value-type="float">
            <text:p>7373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9]+[.C9]+[.D9]" office:value-type="float" office:value="8304" calcext:value-type="float">
            <text:p>8304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formula="of:=[.H9]+[.I9]+[.J9]" office:value-type="float" office:value="1363" calcext:value-type="float">
            <text:p>13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68" calcext:value-type="float">
            <text:p>9068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10]+[.C10]+[.D10]" office:value-type="float" office:value="9933" calcext:value-type="float">
            <text:p>993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table:formula="of:=[.H10]+[.I10]+[.J10]" office:value-type="float" office:value="1385" calcext:value-type="float">
            <text:p>13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599" calcext:value-type="float">
            <text:p>10599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11]+[.C11]+[.D11]" office:value-type="float" office:value="11465" calcext:value-type="float">
            <text:p>11465</text:p>
          </table:table-cell>
          <table:table-cell/>
          <table:table-cell office:value-type="float" office:value="2038" calcext:value-type="float">
            <text:p>2038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[.H11]+[.I11]+[.J11]" office:value-type="float" office:value="2882" calcext:value-type="float">
            <text:p>28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213" calcext:value-type="float">
            <text:p>12213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B12]+[.C12]+[.D12]" office:value-type="float" office:value="13041" calcext:value-type="float">
            <text:p>13041</text:p>
          </table:table-cell>
          <table:table-cell/>
          <table:table-cell office:value-type="float" office:value="3427" calcext:value-type="float">
            <text:p>3427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[.H12]+[.I12]+[.J12]" office:value-type="float" office:value="4319" calcext:value-type="float">
            <text:p>43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762" calcext:value-type="float">
            <text:p>13762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13]+[.C13]+[.D13]" office:value-type="float" office:value="14614" calcext:value-type="float">
            <text:p>14614</text:p>
          </table:table-cell>
          <table:table-cell/>
          <table:table-cell office:value-type="float" office:value="4929" calcext:value-type="float">
            <text:p>4929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H13]+[.I13]+[.J13]" office:value-type="float" office:value="5831" calcext:value-type="float">
            <text:p>58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7" calcext:value-type="float">
            <text:p>587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formula="of:=[.B14]+[.C14]+[.D14]" office:value-type="float" office:value="1396" calcext:value-type="float">
            <text:p>1396</text:p>
          </table:table-cell>
          <table:table-cell/>
          <table:table-cell office:value-type="float" office:value="6408" calcext:value-type="float">
            <text:p>6408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H14]+[.I14]+[.J14]" office:value-type="float" office:value="7302" calcext:value-type="float">
            <text:p>73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[.B15]+[.C15]+[.D15]" office:value-type="float" office:value="1682" calcext:value-type="float">
            <text:p>1682</text:p>
          </table:table-cell>
          <table:table-cell/>
          <table:table-cell office:value-type="float" office:value="7852" calcext:value-type="float">
            <text:p>7852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H15]+[.I15]+[.J15]" office:value-type="float" office:value="8669" calcext:value-type="float">
            <text:p>86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[.B16]+[.C16]+[.D16]" office:value-type="float" office:value="1622" calcext:value-type="float">
            <text:p>1622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H16]+[.I16]+[.J16]" office:value-type="float" office:value="10080" calcext:value-type="float">
            <text:p>100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formula="of:=[.B17]+[.C17]+[.D17]" office:value-type="float" office:value="1366" calcext:value-type="float">
            <text:p>1366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formula="of:=[.H17]+[.I17]+[.J17]" office:value-type="float" office:value="1298" calcext:value-type="float">
            <text:p>12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1" calcext:value-type="float">
            <text:p>661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B18]+[.C18]+[.D18]" office:value-type="float" office:value="1555" calcext:value-type="float">
            <text:p>1555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formula="of:=[.H18]+[.I18]+[.J18]" office:value-type="float" office:value="1274" calcext:value-type="float">
            <text:p>12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formula="of:=[.B19]+[.C19]+[.D19]" office:value-type="float" office:value="1432" calcext:value-type="float">
            <text:p>1432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formula="of:=[.H19]+[.I19]+[.J19]" office:value-type="float" office:value="1329" calcext:value-type="float">
            <text:p>13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[.B20]+[.C20]+[.D20]" office:value-type="float" office:value="1596" calcext:value-type="float">
            <text:p>159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formula="of:=[.H20]+[.I20]+[.J20]" office:value-type="float" office:value="1365" calcext:value-type="float">
            <text:p>13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formula="of:=[.B21]+[.C21]+[.D21]" office:value-type="float" office:value="1430" calcext:value-type="float">
            <text:p>1430</text:p>
          </table:table-cell>
          <table:table-cell table:number-columns-repeated="6"/>
          <table:table-cell table:formula="of:=[.H21]+[.I21]+[.J2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2]+[.I22]+[.J2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3]+[.I23]+[.J2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4]+[.I24]+[.J2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5]+[.I25]+[.J2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6]+[.I26]+[.J2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7]+[.I27]+[.J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8]+[.I28]+[.J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number-columns-repeated="7"/>
          <table:table-cell table:formula="of:=[.H29]+[.I29]+[.J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7"/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Animal – Jio – All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4"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87" calcext:value-type="float">
            <text:p>5387</text:p>
          </table:table-cell>
          <table:table-cell office:value-type="float" office:value="941" calcext:value-type="float">
            <text:p>941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formula="of:=[.B4]+[.C4]+[.D4]" office:value-type="float" office:value="6353" calcext:value-type="float">
            <text:p>6353</text:p>
          </table:table-cell>
          <table:table-cell office:value-type="float" office:value="1368" calcext:value-type="float">
            <text:p>1368</text:p>
          </table:table-cell>
          <table:table-cell office:value-type="float" office:value="851" calcext:value-type="float">
            <text:p>85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style-name="ce3" table:formula="of:=[.H4]+[.I4]+[.J4]" office:value-type="float" office:value="2248" calcext:value-type="float">
            <text:p>22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9" calcext:value-type="float">
            <text:p>1049</text:p>
          </table:table-cell>
          <table:table-cell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[.B5]+[.C5]+[.D5]" office:value-type="float" office:value="1925" calcext:value-type="float">
            <text:p>1925</text:p>
          </table:table-cell>
          <table:table-cell office:value-type="float" office:value="3751" calcext:value-type="float">
            <text:p>3751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style-name="ce3" table:formula="of:=[.H5]+[.I5]+[.J5]" office:value-type="float" office:value="4633" calcext:value-type="float">
            <text:p>463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80" calcext:value-type="float">
            <text:p>2680</text:p>
          </table:table-cell>
          <table:table-cell office:value-type="float" office:value="851" calcext:value-type="float">
            <text:p>8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[.B6]+[.C6]+[.D6]" office:value-type="float" office:value="3552" calcext:value-type="float">
            <text:p>3552</text:p>
          </table:table-cell>
          <table:table-cell office:value-type="float" office:value="5236" calcext:value-type="float">
            <text:p>5236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" table:formula="of:=[.H6]+[.I6]+[.J6]" office:value-type="float" office:value="6056" calcext:value-type="float">
            <text:p>60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888" calcext:value-type="float">
            <text:p>18888</text:p>
          </table:table-cell>
          <table:table-cell office:value-type="float" office:value="853" calcext:value-type="float">
            <text:p>85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[.B7]+[.C7]+[.D7]" office:value-type="float" office:value="19760" calcext:value-type="float">
            <text:p>19760</text:p>
          </table:table-cell>
          <table:table-cell office:value-type="float" office:value="606" calcext:value-type="float">
            <text:p>606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style-name="ce3" table:formula="of:=[.H7]+[.I7]+[.J7]" office:value-type="float" office:value="1563" calcext:value-type="float">
            <text:p>15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689" calcext:value-type="float">
            <text:p>31689</text:p>
          </table:table-cell>
          <table:table-cell office:value-type="float" office:value="887" calcext:value-type="float">
            <text:p>88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B8]+[.C8]+[.D8]" office:value-type="float" office:value="32601" calcext:value-type="float">
            <text:p>32601</text:p>
          </table:table-cell>
          <table:table-cell office:value-type="float" office:value="2200" calcext:value-type="float">
            <text:p>220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3" table:formula="of:=[.H8]+[.I8]+[.J8]" office:value-type="float" office:value="3070" calcext:value-type="float">
            <text:p>30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959" calcext:value-type="float">
            <text:p>72959</text:p>
          </table:table-cell>
          <table:table-cell office:value-type="float" office:value="869" calcext:value-type="float">
            <text:p>869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9]+[.C9]+[.D9]" office:value-type="float" office:value="73850" calcext:value-type="float">
            <text:p>73850</text:p>
          </table:table-cell>
          <table:table-cell office:value-type="float" office:value="3666" calcext:value-type="float">
            <text:p>3666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3" table:formula="of:=[.H9]+[.I9]+[.J9]" office:value-type="float" office:value="4499" calcext:value-type="float">
            <text:p>449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4569" calcext:value-type="float">
            <text:p>74569</text:p>
          </table:table-cell>
          <table:table-cell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10]+[.C10]+[.D10]" office:value-type="float" office:value="75446" calcext:value-type="float">
            <text:p>75446</text:p>
          </table:table-cell>
          <table:table-cell office:value-type="float" office:value="5130" calcext:value-type="float">
            <text:p>5130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3" table:formula="of:=[.H10]+[.I10]+[.J10]" office:value-type="float" office:value="5967" calcext:value-type="float">
            <text:p>59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925" calcext:value-type="float">
            <text:p>92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B11]+[.C11]+[.D11]" office:value-type="float" office:value="1736" calcext:value-type="float">
            <text:p>1736</text:p>
          </table:table-cell>
          <table:table-cell office:value-type="float" office:value="6647" calcext:value-type="float">
            <text:p>664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ce3" table:formula="of:=[.H11]+[.I11]+[.J11]" office:value-type="float" office:value="7547" calcext:value-type="float">
            <text:p>75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85" calcext:value-type="float">
            <text:p>2585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formula="of:=[.B12]+[.C12]+[.D12]" office:value-type="float" office:value="3610" calcext:value-type="float">
            <text:p>3610</text:p>
          </table:table-cell>
          <table:table-cell office:value-type="float" office:value="8117" calcext:value-type="float">
            <text:p>8117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3" table:formula="of:=[.H12]+[.I12]+[.J12]" office:value-type="float" office:value="9011" calcext:value-type="float">
            <text:p>90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365" calcext:value-type="float">
            <text:p>4365</text:p>
          </table:table-cell>
          <table:table-cell office:value-type="float" office:value="822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[.B13]+[.C13]+[.D13]" office:value-type="float" office:value="5207" calcext:value-type="float">
            <text:p>5207</text:p>
          </table:table-cell>
          <table:table-cell office:value-type="float" office:value="9775" calcext:value-type="float">
            <text:p>9775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3" table:formula="of:=[.H13]+[.I13]+[.J13]" office:value-type="float" office:value="10615" calcext:value-type="float">
            <text:p>106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4" calcext:value-type="float">
            <text:p>5864</text:p>
          </table:table-cell>
          <table:table-cell office:value-type="float" office:value="823" calcext:value-type="float">
            <text:p>82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B14]+[.C14]+[.D14]" office:value-type="float" office:value="6706" calcext:value-type="float">
            <text:p>6706</text:p>
          </table:table-cell>
          <table:table-cell office:value-type="float" office:value="11251" calcext:value-type="float">
            <text:p>11251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H14]+[.I14]+[.J14]" office:value-type="float" office:value="12180" calcext:value-type="float">
            <text:p>121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1" calcext:value-type="float">
            <text:p>631</text:p>
          </table:table-cell>
          <table:table-cell office:value-type="float" office:value="880" calcext:value-type="float">
            <text:p>88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formula="of:=[.B15]+[.C15]+[.D15]" office:value-type="float" office:value="1529" calcext:value-type="float">
            <text:p>1529</text:p>
          </table:table-cell>
          <table:table-cell office:value-type="float" office:value="12774" calcext:value-type="float">
            <text:p>12774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3" table:formula="of:=[.H15]+[.I15]+[.J15]" office:value-type="float" office:value="13661" calcext:value-type="float">
            <text:p>136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0" calcext:value-type="float">
            <text:p>217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16]+[.C16]+[.D16]" office:value-type="float" office:value="2778" calcext:value-type="float">
            <text:p>2778</text:p>
          </table:table-cell>
          <table:table-cell office:value-type="float" office:value="14205" calcext:value-type="float">
            <text:p>14205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3" table:formula="of:=[.H16]+[.I16]+[.J16]" office:value-type="float" office:value="15063" calcext:value-type="float">
            <text:p>1506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formula="of:=[.B17]+[.C17]+[.D17]" office:value-type="float" office:value="1403" calcext:value-type="float">
            <text:p>1403</text:p>
          </table:table-cell>
          <table:table-cell office:value-type="float" office:value="15527" calcext:value-type="float">
            <text:p>15527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3" table:formula="of:=[.H17]+[.I17]+[.J17]" office:value-type="float" office:value="16432" calcext:value-type="float">
            <text:p>164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88" calcext:value-type="float">
            <text:p>1988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B18]+[.C18]+[.D18]" office:value-type="float" office:value="2876" calcext:value-type="float">
            <text:p>2876</text:p>
          </table:table-cell>
          <table:table-cell office:value-type="float" office:value="18037" calcext:value-type="float">
            <text:p>18037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3" table:formula="of:=[.H18]+[.I18]+[.J18]" office:value-type="float" office:value="18899" calcext:value-type="float">
            <text:p>1889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14" calcext:value-type="float">
            <text:p>3414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19]+[.C19]+[.D19]" office:value-type="float" office:value="4296" calcext:value-type="float">
            <text:p>4296</text:p>
          </table:table-cell>
          <table:table-cell office:value-type="float" office:value="19469" calcext:value-type="float">
            <text:p>19469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3" table:formula="of:=[.H19]+[.I19]+[.J19]" office:value-type="float" office:value="20309" calcext:value-type="float">
            <text:p>203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35" calcext:value-type="float">
            <text:p>4835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20]+[.C20]+[.D20]" office:value-type="float" office:value="5756" calcext:value-type="float">
            <text:p>5756</text:p>
          </table:table-cell>
          <table:table-cell office:value-type="float" office:value="496" calcext:value-type="float">
            <text:p>496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style-name="ce3" table:formula="of:=[.H20]+[.I20]+[.J20]" office:value-type="float" office:value="1304" calcext:value-type="float">
            <text:p>13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95" calcext:value-type="float">
            <text:p>6395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21]+[.C21]+[.D21]" office:value-type="float" office:value="7276" calcext:value-type="float">
            <text:p>7276</text:p>
          </table:table-cell>
          <table:table-cell office:value-type="float" office:value="592" calcext:value-type="float">
            <text:p>592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style-name="ce3" table:formula="of:=[.H21]+[.I21]+[.J21]" office:value-type="float" office:value="1370" calcext:value-type="float">
            <text:p>13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formula="of:=[.B22]+[.C22]+[.D22]" office:value-type="float" office:value="1500" calcext:value-type="float">
            <text:p>1500</text:p>
          </table:table-cell>
          <table:table-cell office:value-type="float" office:value="484" calcext:value-type="float">
            <text:p>484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style-name="ce3" table:formula="of:=[.H22]+[.I22]+[.J22]" office:value-type="float" office:value="1366" calcext:value-type="float">
            <text:p>13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formula="of:=[.B23]+[.C23]+[.D23]" office:value-type="float" office:value="1463" calcext:value-type="float">
            <text:p>1463</text:p>
          </table:table-cell>
          <table:table-cell office:value-type="float" office:value="555" calcext:value-type="float">
            <text:p>555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3" table:formula="of:=[.H23]+[.I23]+[.J23]" office:value-type="float" office:value="1431" calcext:value-type="float">
            <text:p>14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[.B24]+[.C24]+[.D24]" office:value-type="float" office:value="1402" calcext:value-type="float">
            <text:p>1402</text:p>
          </table:table-cell>
          <table:table-cell office:value-type="float" office:value="503" calcext:value-type="float">
            <text:p>503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style-name="ce3" table:formula="of:=[.H24]+[.I24]+[.J24]" office:value-type="float" office:value="1391" calcext:value-type="float">
            <text:p>139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formula="of:=[.B25]+[.C25]+[.D25]" office:value-type="float" office:value="1485" calcext:value-type="float">
            <text:p>1485</text:p>
          </table:table-cell>
          <table:table-cell office:value-type="float" office:value="544" calcext:value-type="float">
            <text:p>544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style-name="ce3" table:formula="of:=[.H25]+[.I25]+[.J25]" office:value-type="float" office:value="1432" calcext:value-type="float">
            <text:p>14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[.B26]+[.C26]+[.D26]" office:value-type="float" office:value="1488" calcext:value-type="float">
            <text:p>1488</text:p>
          </table:table-cell>
          <table:table-cell office:value-type="float" office:value="541" calcext:value-type="float">
            <text:p>541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3" table:formula="of:=[.H26]+[.I26]+[.J26]" office:value-type="float" office:value="1367" calcext:value-type="float">
            <text:p>13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[.B27]+[.C27]+[.D27]" office:value-type="float" office:value="1264" calcext:value-type="float">
            <text:p>1264</text:p>
          </table:table-cell>
          <table:table-cell office:value-type="float" office:value="527" calcext:value-type="float">
            <text:p>527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style-name="ce3" table:formula="of:=[.H27]+[.I27]+[.J27]" office:value-type="float" office:value="1362" calcext:value-type="float">
            <text:p>13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28]+[.C28]+[.D28]" office:value-type="float" office:value="1722" calcext:value-type="float">
            <text:p>172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number-columns-repeated="8"/>
          <table:table-cell table:style-name="ce1" table:number-columns-repeated="1010"/>
        </table:table-row>
        <table:table-row table:style-name="ro2">
          <table:table-cell table:number-columns-repeated="7"/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Jio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Jio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918" calcext:value-type="float">
            <text:p>91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formula="of:=[.B4]+[.C4]+[.D4]" office:value-type="float" office:value="1466" calcext:value-type="float">
            <text:p>1466</text:p>
          </table:table-cell>
          <table:table-cell/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7" calcext:value-type="float">
            <text:p>97</text:p>
          </table:table-cell>
          <table:table-cell table:formula="of:=[.H4]+[.I4]+[.J4]" office:value-type="float" office:value="1443" calcext:value-type="float">
            <text:p>14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[.B5]+[.C5]+[.D5]" office:value-type="float" office:value="2881" calcext:value-type="float">
            <text:p>288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[.H5]+[.I5]+[.J5]" office:value-type="float" office:value="2853" calcext:value-type="float">
            <text:p>28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B6]+[.C6]+[.D6]" office:value-type="float" office:value="1460" calcext:value-type="float">
            <text:p>1460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H6]+[.I6]+[.J6]" office:value-type="float" office:value="1433" calcext:value-type="float">
            <text:p>14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29" calcext:value-type="float">
            <text:p>2029</text:p>
          </table:table-cell>
          <table:table-cell office:value-type="float" office:value="888" calcext:value-type="float">
            <text:p>88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[.B7]+[.C7]+[.D7]" office:value-type="float" office:value="2935" calcext:value-type="float">
            <text:p>2935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888" calcext:value-type="float">
            <text:p>88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[.H7]+[.I7]+[.J7]" office:value-type="float" office:value="2917" calcext:value-type="float">
            <text:p>29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10" calcext:value-type="float">
            <text:p>3510</text:p>
          </table:table-cell>
          <table:table-cell office:value-type="float" office:value="846" calcext:value-type="float">
            <text:p>84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B8]+[.C8]+[.D8]" office:value-type="float" office:value="4382" calcext:value-type="float">
            <text:p>4382</text:p>
          </table:table-cell>
          <table:table-cell/>
          <table:table-cell office:value-type="float" office:value="3510" calcext:value-type="float">
            <text:p>3510</text:p>
          </table:table-cell>
          <table:table-cell office:value-type="float" office:value="846" calcext:value-type="float">
            <text:p>84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H8]+[.I8]+[.J8]" office:value-type="float" office:value="4356" calcext:value-type="float">
            <text:p>43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748" calcext:value-type="float">
            <text:p>7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formula="of:=[.B9]+[.C9]+[.D9]" office:value-type="float" office:value="1296" calcext:value-type="float">
            <text:p>1296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748" calcext:value-type="float">
            <text:p>7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formula="of:=[.H9]+[.I9]+[.J9]" office:value-type="float" office:value="1271" calcext:value-type="float">
            <text:p>12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[.B10]+[.C10]+[.D10]" office:value-type="float" office:value="1568" calcext:value-type="float">
            <text:p>156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[.H10]+[.I10]+[.J10]" office:value-type="float" office:value="1547" calcext:value-type="float">
            <text:p>15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870" calcext:value-type="float">
            <text:p>87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formula="of:=[.B11]+[.C11]+[.D11]" office:value-type="float" office:value="1403" calcext:value-type="float">
            <text:p>1403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870" calcext:value-type="float">
            <text:p>87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formula="of:=[.H11]+[.I11]+[.J11]" office:value-type="float" office:value="1383" calcext:value-type="float">
            <text:p>13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formula="of:=[.B12]+[.C12]+[.D12]" office:value-type="float" office:value="1586" calcext:value-type="float">
            <text:p>1586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formula="of:=[.H12]+[.I12]+[.J12]" office:value-type="float" office:value="1558" calcext:value-type="float">
            <text:p>15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29" calcext:value-type="float">
            <text:p>4629</text:p>
          </table:table-cell>
          <table:table-cell office:value-type="float" office:value="874" calcext:value-type="float">
            <text:p>874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[.B13]+[.C13]+[.D13]" office:value-type="float" office:value="5526" calcext:value-type="float">
            <text:p>5526</text:p>
          </table:table-cell>
          <table:table-cell/>
          <table:table-cell office:value-type="float" office:value="4629" calcext:value-type="float">
            <text:p>4629</text:p>
          </table:table-cell>
          <table:table-cell office:value-type="float" office:value="874" calcext:value-type="float">
            <text:p>874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[.H13]+[.I13]+[.J13]" office:value-type="float" office:value="5503" calcext:value-type="float">
            <text:p>55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00" calcext:value-type="float">
            <text:p>6200</text:p>
          </table:table-cell>
          <table:table-cell office:value-type="float" office:value="864" calcext:value-type="float">
            <text:p>864</text:p>
          </table:table-cell>
          <table:table-cell office:value-type="float" office:value="1015" calcext:value-type="float">
            <text:p>101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B14]+[.C14]+[.D14]" office:value-type="float" office:value="8079" calcext:value-type="float">
            <text:p>8079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864" calcext:value-type="float">
            <text:p>864</text:p>
          </table:table-cell>
          <table:table-cell office:value-type="float" office:value="1015" calcext:value-type="float">
            <text:p>101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H14]+[.I14]+[.J14]" office:value-type="float" office:value="7064" calcext:value-type="float">
            <text:p>70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28" calcext:value-type="float">
            <text:p>7628</text:p>
          </table:table-cell>
          <table:table-cell office:value-type="float" office:value="865" calcext:value-type="float">
            <text:p>86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15]+[.C15]+[.D15]" office:value-type="float" office:value="8519" calcext:value-type="float">
            <text:p>8519</text:p>
          </table:table-cell>
          <table:table-cell/>
          <table:table-cell office:value-type="float" office:value="7628" calcext:value-type="float">
            <text:p>7628</text:p>
          </table:table-cell>
          <table:table-cell office:value-type="float" office:value="865" calcext:value-type="float">
            <text:p>86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H15]+[.I15]+[.J15]" office:value-type="float" office:value="8493" calcext:value-type="float">
            <text:p>84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667" calcext:value-type="float">
            <text:p>66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B16]+[.C16]+[.D16]" office:value-type="float" office:value="1199" calcext:value-type="float">
            <text:p>119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667" calcext:value-type="float">
            <text:p>66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H16]+[.I16]+[.J16]" office:value-type="float" office:value="1177" calcext:value-type="float">
            <text:p>11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716" calcext:value-type="float">
            <text:p>1716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B17]+[.C17]+[.D17]" office:value-type="float" office:value="2539" calcext:value-type="float">
            <text:p>2539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H17]+[.I17]+[.J17]" office:value-type="float" office:value="2539" calcext:value-type="float">
            <text:p>25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68" calcext:value-type="float">
            <text:p>3068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18]+[.C18]+[.D18]" office:value-type="float" office:value="3921" calcext:value-type="float">
            <text:p>3921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H18]+[.I18]+[.J18]" office:value-type="float" office:value="3921" calcext:value-type="float">
            <text:p>39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B19]+[.C19]+[.D19]" office:value-type="float" office:value="1368" calcext:value-type="float">
            <text:p>1368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H19]+[.I19]+[.J19]" office:value-type="float" office:value="1368" calcext:value-type="float">
            <text:p>13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table:formula="of:=[.B20]+[.C20]+[.D20]" office:value-type="float" office:value="1142" calcext:value-type="float">
            <text:p>1142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table:formula="of:=[.H20]+[.I20]+[.J20]" office:value-type="float" office:value="1142" calcext:value-type="float">
            <text:p>11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B21]+[.C21]+[.D21]" office:value-type="float" office:value="1292" calcext:value-type="float">
            <text:p>129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H21]+[.I21]+[.J21]" office:value-type="float" office:value="1292" calcext:value-type="float">
            <text:p>12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789" calcext:value-type="float">
            <text:p>1789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22]+[.C22]+[.D22]" office:value-type="float" office:value="2612" calcext:value-type="float">
            <text:p>2612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H22]+[.I22]+[.J22]" office:value-type="float" office:value="2612" calcext:value-type="float">
            <text:p>26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30" calcext:value-type="float">
            <text:p>313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B23]+[.C23]+[.D23]" office:value-type="float" office:value="4056" calcext:value-type="float">
            <text:p>4056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H23]+[.I23]+[.J23]" office:value-type="float" office:value="4056" calcext:value-type="float">
            <text:p>40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67" calcext:value-type="float">
            <text:p>456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B24]+[.C24]+[.D24]" office:value-type="float" office:value="5436" calcext:value-type="float">
            <text:p>5436</text:p>
          </table:table-cell>
          <table:table-cell/>
          <table:table-cell office:value-type="float" office:value="4567" calcext:value-type="float">
            <text:p>456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H24]+[.I24]+[.J24]" office:value-type="float" office:value="5436" calcext:value-type="float">
            <text:p>54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B25]+[.C25]+[.D25]" office:value-type="float" office:value="1445" calcext:value-type="float">
            <text:p>1445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H25]+[.I25]+[.J25]" office:value-type="float" office:value="1445" calcext:value-type="float">
            <text:p>14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formula="of:=[.B26]+[.C26]+[.D26]" office:value-type="float" office:value="1362" calcext:value-type="float">
            <text:p>136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formula="of:=[.H26]+[.I26]+[.J26]" office:value-type="float" office:value="1362" calcext:value-type="float">
            <text:p>13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45" calcext:value-type="float">
            <text:p>1945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[.B27]+[.C27]+[.D27]" office:value-type="float" office:value="2856" calcext:value-type="float">
            <text:p>2856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[.H27]+[.I27]+[.J27]" office:value-type="float" office:value="2856" calcext:value-type="float">
            <text:p>285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  <table:table-cell table:formula="of:=[.H28]+[.I28]+[.J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number-columns-repeated="6"/>
          <table:table-cell table:formula="of:=[.H29]+[.I29]+[.J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Animal – Jio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formula="of:=[.B4]+[.C4]+[.D4]" office:value-type="float" office:value="1443" calcext:value-type="float">
            <text:p>1443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72" calcext:value-type="float">
            <text:p>1972</text:p>
          </table:table-cell>
          <table:table-cell office:value-type="float" office:value="997" calcext:value-type="float">
            <text:p>99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[.B5]+[.C5]+[.D5]" office:value-type="float" office:value="2994" calcext:value-type="float">
            <text:p>2994</text:p>
          </table:table-cell>
          <table:table-cell table:number-columns-repeated="6"/>
          <table:table-cell table:formula="of:=[.H5]+[.I5]+[.J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92" calcext:value-type="float">
            <text:p>3592</text:p>
          </table:table-cell>
          <table:table-cell office:value-type="float" office:value="973" calcext:value-type="float">
            <text:p>97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B6]+[.C6]+[.D6]" office:value-type="float" office:value="4593" calcext:value-type="float">
            <text:p>4593</text:p>
          </table:table-cell>
          <table:table-cell table:number-columns-repeated="6"/>
          <table:table-cell table:formula="of:=[.H6]+[.I6]+[.J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15" calcext:value-type="float">
            <text:p>5315</text:p>
          </table:table-cell>
          <table:table-cell office:value-type="float" office:value="977" calcext:value-type="float">
            <text:p>977</text:p>
          </table:table-cell>
          <table:table-cell office:value-type="float" office:value="1007" calcext:value-type="float">
            <text:p>100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B7]+[.C7]+[.D7]" office:value-type="float" office:value="7299" calcext:value-type="float">
            <text:p>7299</text:p>
          </table:table-cell>
          <table:table-cell table:number-columns-repeated="6"/>
          <table:table-cell table:formula="of:=[.H7]+[.I7]+[.J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60" calcext:value-type="float">
            <text:p>6860</text:p>
          </table:table-cell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8]+[.C8]+[.D8]" office:value-type="float" office:value="7755" calcext:value-type="float">
            <text:p>7755</text:p>
          </table:table-cell>
          <table:table-cell table:number-columns-repeated="6"/>
          <table:table-cell table:formula="of:=[.H8]+[.I8]+[.J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09" calcext:value-type="float">
            <text:p>8309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9]+[.C9]+[.D9]" office:value-type="float" office:value="9265" calcext:value-type="float">
            <text:p>9265</text:p>
          </table:table-cell>
          <table:table-cell table:number-columns-repeated="6"/>
          <table:table-cell table:formula="of:=[.H9]+[.I9]+[.J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876" calcext:value-type="float">
            <text:p>9876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10]+[.C10]+[.D10]" office:value-type="float" office:value="10647" calcext:value-type="float">
            <text:p>10647</text:p>
          </table:table-cell>
          <table:table-cell table:number-columns-repeated="6"/>
          <table:table-cell table:formula="of:=[.H10]+[.I10]+[.J1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195" calcext:value-type="float">
            <text:p>11195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12050" calcext:value-type="float">
            <text:p>12050</text:p>
          </table:table-cell>
          <table:table-cell table:number-columns-repeated="6"/>
          <table:table-cell table:formula="of:=[.H11]+[.I11]+[.J1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formula="of:=[.B12]+[.C12]+[.D12]" office:value-type="float" office:value="1384" calcext:value-type="float">
            <text:p>1384</text:p>
          </table:table-cell>
          <table:table-cell table:number-columns-repeated="6"/>
          <table:table-cell table:formula="of:=[.H12]+[.I12]+[.J1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formula="of:=[.B13]+[.C13]+[.D13]" office:value-type="float" office:value="1165" calcext:value-type="float">
            <text:p>1165</text:p>
          </table:table-cell>
          <table:table-cell table:number-columns-repeated="6"/>
          <table:table-cell table:formula="of:=[.H13]+[.I13]+[.J1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B14]+[.C14]+[.D14]" office:value-type="float" office:value="1422" calcext:value-type="float">
            <text:p>1422</text:p>
          </table:table-cell>
          <table:table-cell table:number-columns-repeated="6"/>
          <table:table-cell table:formula="of:=[.H14]+[.I14]+[.J1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28" calcext:value-type="float">
            <text:p>2028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[.B15]+[.C15]+[.D15]" office:value-type="float" office:value="2975" calcext:value-type="float">
            <text:p>2975</text:p>
          </table:table-cell>
          <table:table-cell table:number-columns-repeated="6"/>
          <table:table-cell table:formula="of:=[.H15]+[.I15]+[.J1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20" calcext:value-type="float">
            <text:p>3520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B16]+[.C16]+[.D16]" office:value-type="float" office:value="4365" calcext:value-type="float">
            <text:p>4365</text:p>
          </table:table-cell>
          <table:table-cell table:number-columns-repeated="6"/>
          <table:table-cell table:formula="of:=[.H16]+[.I16]+[.J1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73" calcext:value-type="float">
            <text:p>4873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17]+[.C17]+[.D17]" office:value-type="float" office:value="5748" calcext:value-type="float">
            <text:p>5748</text:p>
          </table:table-cell>
          <table:table-cell table:number-columns-repeated="6"/>
          <table:table-cell table:formula="of:=[.H17]+[.I17]+[.J1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67" calcext:value-type="float">
            <text:p>6267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18]+[.C18]+[.D18]" office:value-type="float" office:value="7249" calcext:value-type="float">
            <text:p>7249</text:p>
          </table:table-cell>
          <table:table-cell table:number-columns-repeated="6"/>
          <table:table-cell table:formula="of:=[.H18]+[.I18]+[.J1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52" calcext:value-type="float">
            <text:p>7752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B19]+[.C19]+[.D19]" office:value-type="float" office:value="8627" calcext:value-type="float">
            <text:p>8627</text:p>
          </table:table-cell>
          <table:table-cell table:number-columns-repeated="6"/>
          <table:table-cell table:formula="of:=[.H19]+[.I19]+[.J1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38" calcext:value-type="float">
            <text:p>9138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B20]+[.C20]+[.D20]" office:value-type="float" office:value="9997" calcext:value-type="float">
            <text:p>9997</text:p>
          </table:table-cell>
          <table:table-cell table:number-columns-repeated="6"/>
          <table:table-cell table:formula="of:=[.H20]+[.I20]+[.J2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493" calcext:value-type="float">
            <text:p>10493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B21]+[.C21]+[.D21]" office:value-type="float" office:value="11611" calcext:value-type="float">
            <text:p>11611</text:p>
          </table:table-cell>
          <table:table-cell table:number-columns-repeated="6"/>
          <table:table-cell table:formula="of:=[.H21]+[.I21]+[.J2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098" calcext:value-type="float">
            <text:p>12098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B22]+[.C22]+[.D22]" office:value-type="float" office:value="13006" calcext:value-type="float">
            <text:p>13006</text:p>
          </table:table-cell>
          <table:table-cell table:number-columns-repeated="6"/>
          <table:table-cell table:formula="of:=[.H22]+[.I22]+[.J2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532" calcext:value-type="float">
            <text:p>13532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B23]+[.C23]+[.D23]" office:value-type="float" office:value="14372" calcext:value-type="float">
            <text:p>14372</text:p>
          </table:table-cell>
          <table:table-cell table:number-columns-repeated="6"/>
          <table:table-cell table:formula="of:=[.H23]+[.I23]+[.J2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4882" calcext:value-type="float">
            <text:p>14882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B24]+[.C24]+[.D24]" office:value-type="float" office:value="15773" calcext:value-type="float">
            <text:p>15773</text:p>
          </table:table-cell>
          <table:table-cell table:number-columns-repeated="6"/>
          <table:table-cell table:formula="of:=[.H24]+[.I24]+[.J2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6278" calcext:value-type="float">
            <text:p>16278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B25]+[.C25]+[.D25]" office:value-type="float" office:value="17149" calcext:value-type="float">
            <text:p>17149</text:p>
          </table:table-cell>
          <table:table-cell table:number-columns-repeated="6"/>
          <table:table-cell table:formula="of:=[.H25]+[.I25]+[.J2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[.B26]+[.C26]+[.D26]" office:value-type="float" office:value="1399" calcext:value-type="float">
            <text:p>1399</text:p>
          </table:table-cell>
          <table:table-cell table:number-columns-repeated="6"/>
          <table:table-cell table:formula="of:=[.H26]+[.I26]+[.J2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28" calcext:value-type="float">
            <text:p>1928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[.B27]+[.C27]+[.D27]" office:value-type="float" office:value="2999" calcext:value-type="float">
            <text:p>2999</text:p>
          </table:table-cell>
          <table:table-cell table:number-columns-repeated="6"/>
          <table:table-cell table:formula="of:=[.H27]+[.I27]+[.J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  <table:table-cell table:formula="of:=[.H28]+[.I28]+[.J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number-columns-repeated="6"/>
          <table:table-cell table:formula="of:=[.H29]+[.I29]+[.J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/>
          <table:table-cell table:style-name="ce4" office:value-type="string" calcext:value-type="string">
            <text:p>Animal – Jio – All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formula="of:=[.B4]+[.C4]+[.D4]" office:value-type="float" office:value="1645" calcext:value-type="float">
            <text:p>1645</text:p>
          </table:table-cell>
          <table:table-cell/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0" calcext:value-type="float">
            <text:p>110</text:p>
          </table:table-cell>
          <table:table-cell table:formula="of:=[.I4]+[.J4]+[.K4]" office:value-type="float" office:value="1420" calcext:value-type="float">
            <text:p>14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table:formula="of:=[.B5]+[.C5]+[.D5]" office:value-type="float" office:value="1499" calcext:value-type="float">
            <text:p>1499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I5]+[.J5]+[.K5]" office:value-type="float" office:value="2903" calcext:value-type="float">
            <text:p>29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6]+[.C6]+[.D6]" office:value-type="float" office:value="1313" calcext:value-type="float">
            <text:p>1313</text:p>
          </table:table-cell>
          <table:table-cell/>
          <table:table-cell office:value-type="float" office:value="3556" calcext:value-type="float">
            <text:p>3556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I6]+[.J6]+[.K6]" office:value-type="float" office:value="4509" calcext:value-type="float">
            <text:p>45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851" calcext:value-type="float">
            <text:p>851</text:p>
          </table:table-cell>
          <table:table-cell office:value-type="float" office:value="1055" calcext:value-type="float">
            <text:p>1055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[.B7]+[.C7]+[.D7]" office:value-type="float" office:value="2488" calcext:value-type="float">
            <text:p>2488</text:p>
          </table:table-cell>
          <table:table-cell/>
          <table:table-cell office:value-type="float" office:value="5174" calcext:value-type="float">
            <text:p>5174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I7]+[.J7]+[.K7]" office:value-type="float" office:value="6167" calcext:value-type="float">
            <text:p>61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formula="of:=[.B8]+[.C8]+[.D8]" office:value-type="float" office:value="1392" calcext:value-type="float">
            <text:p>1392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formula="of:=[.I8]+[.J8]+[.K8]" office:value-type="float" office:value="1446" calcext:value-type="float">
            <text:p>14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table:formula="of:=[.B9]+[.C9]+[.D9]" office:value-type="float" office:value="1438" calcext:value-type="float">
            <text:p>1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formula="of:=[.I9]+[.J9]+[.K9]" office:value-type="float" office:value="1469" calcext:value-type="float">
            <text:p>14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formula="of:=[.B10]+[.C10]+[.D10]" office:value-type="float" office:value="1459" calcext:value-type="float">
            <text:p>145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formula="of:=[.I10]+[.J10]+[.K10]" office:value-type="float" office:value="1566" calcext:value-type="float">
            <text:p>156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[.B11]+[.C11]+[.D11]" office:value-type="float" office:value="1149" calcext:value-type="float">
            <text:p>1149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formula="of:=[.I11]+[.J11]+[.K11]" office:value-type="float" office:value="1363" calcext:value-type="float">
            <text:p>13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2]+[.C12]+[.D12]" office:value-type="float" office:value="1397" calcext:value-type="float">
            <text:p>139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table:formula="of:=[.I12]+[.J12]+[.K12]" office:value-type="float" office:value="1508" calcext:value-type="float">
            <text:p>15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[.B13]+[.C13]+[.D13]" office:value-type="float" office:value="1455" calcext:value-type="float">
            <text:p>1455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formula="of:=[.I13]+[.J13]+[.K13]" office:value-type="float" office:value="1533" calcext:value-type="float">
            <text:p>15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formula="of:=[.B14]+[.C14]+[.D14]" office:value-type="float" office:value="1341" calcext:value-type="float">
            <text:p>134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formula="of:=[.I14]+[.J14]+[.K14]" office:value-type="float" office:value="1362" calcext:value-type="float">
            <text:p>13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B15]+[.C15]+[.D15]" office:value-type="float" office:value="1429" calcext:value-type="float">
            <text:p>1429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formula="of:=[.I15]+[.J15]+[.K15]" office:value-type="float" office:value="1308" calcext:value-type="float">
            <text:p>13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B16]+[.C16]+[.D16]" office:value-type="float" office:value="1455" calcext:value-type="float">
            <text:p>14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I16]+[.J16]+[.K16]" office:value-type="float" office:value="1255" calcext:value-type="float">
            <text:p>12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B17]+[.C17]+[.D17]" office:value-type="float" office:value="1489" calcext:value-type="float">
            <text:p>1489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formula="of:=[.I17]+[.J17]+[.K17]" office:value-type="float" office:value="1312" calcext:value-type="float">
            <text:p>13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formula="of:=[.B18]+[.C18]+[.D18]" office:value-type="float" office:value="1581" calcext:value-type="float">
            <text:p>158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formula="of:=[.I18]+[.J18]+[.K18]" office:value-type="float" office:value="1575" calcext:value-type="float">
            <text:p>15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formula="of:=[.B19]+[.C19]+[.D19]" office:value-type="float" office:value="1354" calcext:value-type="float">
            <text:p>135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[.I19]+[.J19]+[.K19]" office:value-type="float" office:value="1334" calcext:value-type="float">
            <text:p>13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[.B20]+[.C20]+[.D20]" office:value-type="float" office:value="1300" calcext:value-type="float">
            <text:p>130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formula="of:=[.I20]+[.J20]+[.K20]" office:value-type="float" office:value="1022" calcext:value-type="float">
            <text:p>10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21]+[.C21]+[.D21]" office:value-type="float" office:value="1455" calcext:value-type="float">
            <text:p>1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[.I21]+[.J21]+[.K21]" office:value-type="float" office:value="1353" calcext:value-type="float">
            <text:p>13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formula="of:=[.B22]+[.C22]+[.D22]" office:value-type="float" office:value="1323" calcext:value-type="float">
            <text:p>132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table:formula="of:=[.I22]+[.J22]+[.K22]" office:value-type="float" office:value="1309" calcext:value-type="float">
            <text:p>13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1047" calcext:value-type="float">
            <text:p>1047</text:p>
          </table:table-cell>
          <table:table-cell office:value-type="float" office:value="1022" calcext:value-type="float">
            <text:p>1022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formula="of:=[.B23]+[.C23]+[.D23]" office:value-type="float" office:value="2568" calcext:value-type="float">
            <text:p>2568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formula="of:=[.I23]+[.J23]+[.K23]" office:value-type="float" office:value="1343" calcext:value-type="float">
            <text:p>13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[.B24]+[.C24]+[.D24]" office:value-type="float" office:value="1397" calcext:value-type="float">
            <text:p>139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table:formula="of:=[.I24]+[.J24]+[.K24]" office:value-type="float" office:value="1285" calcext:value-type="float">
            <text:p>12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[.B25]+[.C25]+[.D25]" office:value-type="float" office:value="1371" calcext:value-type="float">
            <text:p>1371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formula="of:=[.I25]+[.J25]+[.K25]" office:value-type="float" office:value="1274" calcext:value-type="float">
            <text:p>12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formula="of:=[.B26]+[.C26]+[.D26]" office:value-type="float" office:value="1460" calcext:value-type="float">
            <text:p>1460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formula="of:=[.I26]+[.J26]+[.K26]" office:value-type="float" office:value="1311" calcext:value-type="float">
            <text:p>1311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table:formula="of:=[.I27]+[.J27]+[.K27]" office:value-type="float" office:value="1347" calcext:value-type="float">
            <text:p>134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formula="of:=[.I28]+[.J28]+[.K28]" office:value-type="float" office:value="1327" calcext:value-type="float">
            <text:p>1327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number-columns-repeated="6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0:37.391705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0:45:44.334821867</meta:creation-date>
    <dc:date>2018-06-29T07:51:48.186759721</dc:date>
    <meta:editing-duration>PT5M55S</meta:editing-duration>
    <meta:editing-cycles>12</meta:editing-cycles>
    <meta:generator>LibreOffice/4.2.8.2$Linux_x86 LibreOffice_project/420m0$Build-2</meta:generator>
    <meta:document-statistic meta:table-count="6" meta:cell-count="1665" meta:object-count="0"/>
  </office:meta>
</office:document-meta>
</file>